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661b" officeooo:paragraph-rsid="0018661b"/>
    </style:style>
    <style:style style:name="P2" style:family="paragraph" style:parent-style-name="Standard">
      <style:paragraph-properties fo:text-align="justify" style:justify-single-word="false"/>
      <style:text-properties officeooo:rsid="0018661b" officeooo:paragraph-rsid="0019449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661b" officeooo:paragraph-rsid="0018661b"/>
    </style:style>
    <style:style style:name="P4" style:family="paragraph" style:parent-style-name="Standard">
      <style:paragraph-properties fo:text-align="justify" style:justify-single-word="false"/>
      <style:text-properties officeooo:rsid="0019449e" officeooo:paragraph-rsid="0019449e"/>
    </style:style>
    <style:style style:name="P5" style:family="paragraph" style:parent-style-name="Standard">
      <style:paragraph-properties fo:text-align="justify" style:justify-single-word="false"/>
      <style:text-properties officeooo:rsid="001a5569" officeooo:paragraph-rsid="001a5569"/>
    </style:style>
    <style:style style:name="P6" style:family="paragraph" style:parent-style-name="Standard">
      <style:paragraph-properties fo:text-align="justify" style:justify-single-word="false"/>
      <style:text-properties officeooo:rsid="001c075b" officeooo:paragraph-rsid="001c075b"/>
    </style:style>
    <style:style style:name="P7" style:family="paragraph" style:parent-style-name="Standard">
      <style:paragraph-properties fo:text-align="justify" style:justify-single-word="false"/>
      <style:text-properties officeooo:rsid="001c1cdb" officeooo:paragraph-rsid="001cd5be"/>
    </style:style>
    <style:style style:name="P8" style:family="paragraph" style:parent-style-name="Standard">
      <style:paragraph-properties fo:text-align="justify" style:justify-single-word="false"/>
      <style:text-properties officeooo:rsid="001c1cdb" officeooo:paragraph-rsid="001d0eb6"/>
    </style:style>
    <style:style style:name="P9" style:family="paragraph" style:parent-style-name="Standard">
      <style:paragraph-properties fo:text-align="justify" style:justify-single-word="false"/>
      <style:text-properties officeooo:rsid="001d0eb6" officeooo:paragraph-rsid="001d0eb6"/>
    </style:style>
    <style:style style:name="P10" style:family="paragraph" style:parent-style-name="Standard">
      <style:paragraph-properties fo:text-align="justify" style:justify-single-word="false"/>
      <style:text-properties officeooo:rsid="001d0eb6" officeooo:paragraph-rsid="001da785"/>
    </style:style>
    <style:style style:name="P11" style:family="paragraph" style:parent-style-name="Standard">
      <style:paragraph-properties fo:text-align="justify" style:justify-single-word="false"/>
      <style:text-properties officeooo:rsid="001da785" officeooo:paragraph-rsid="001da785"/>
    </style:style>
    <style:style style:name="P12" style:family="paragraph" style:parent-style-name="Standard">
      <style:paragraph-properties fo:text-align="justify" style:justify-single-word="false"/>
      <style:text-properties officeooo:rsid="001f25a7" officeooo:paragraph-rsid="001f25a7"/>
    </style:style>
    <style:style style:name="P13" style:family="paragraph" style:parent-style-name="Standard">
      <style:paragraph-properties fo:text-align="justify" style:justify-single-word="false"/>
      <style:text-properties officeooo:rsid="0021c20d" officeooo:paragraph-rsid="0021c20d"/>
    </style:style>
    <style:style style:name="P14" style:family="paragraph" style:parent-style-name="Standard">
      <style:paragraph-properties fo:text-align="justify" style:justify-single-word="false"/>
      <style:text-properties officeooo:rsid="0021c20d" officeooo:paragraph-rsid="0025ec9b"/>
    </style:style>
    <style:style style:name="P15" style:family="paragraph" style:parent-style-name="Standard">
      <style:paragraph-properties fo:text-align="justify" style:justify-single-word="false"/>
      <style:text-properties officeooo:rsid="0021c20d" officeooo:paragraph-rsid="00263a77"/>
    </style:style>
    <style:style style:name="P16" style:family="paragraph" style:parent-style-name="Standard">
      <style:paragraph-properties fo:text-align="justify" style:justify-single-word="false"/>
      <style:text-properties officeooo:rsid="0025ec9b" officeooo:paragraph-rsid="0025ec9b"/>
    </style:style>
    <style:style style:name="P17" style:family="paragraph" style:parent-style-name="Standard">
      <style:paragraph-properties fo:text-align="justify" style:justify-single-word="false"/>
      <style:text-properties officeooo:rsid="00263a77" officeooo:paragraph-rsid="00263a77"/>
    </style:style>
    <style:style style:name="P18" style:family="paragraph" style:parent-style-name="Standard">
      <style:paragraph-properties fo:text-align="justify" style:justify-single-word="false"/>
      <style:text-properties officeooo:rsid="0019449e" officeooo:paragraph-rsid="0019449e"/>
    </style:style>
    <style:style style:name="P19" style:family="paragraph" style:parent-style-name="Standard">
      <style:paragraph-properties fo:text-align="justify" style:justify-single-word="false"/>
      <style:text-properties officeooo:rsid="001cd5be" officeooo:paragraph-rsid="001d0eb6"/>
    </style:style>
    <style:style style:name="P20" style:family="paragraph" style:parent-style-name="Standard">
      <style:paragraph-properties fo:text-align="justify" style:justify-single-word="false"/>
      <style:text-properties officeooo:rsid="001d0eb6" officeooo:paragraph-rsid="001d0eb6"/>
    </style:style>
    <style:style style:name="P21" style:family="paragraph" style:parent-style-name="Standard">
      <style:paragraph-properties fo:text-align="justify" style:justify-single-word="false"/>
      <style:text-properties officeooo:rsid="0021c20d" officeooo:paragraph-rsid="0025ec9b"/>
    </style:style>
    <style:style style:name="P22" style:family="paragraph" style:parent-style-name="Standard">
      <style:paragraph-properties fo:text-align="justify" style:justify-single-word="false"/>
      <style:text-properties officeooo:rsid="002a59a1" officeooo:paragraph-rsid="002a59a1"/>
    </style:style>
    <style:style style:name="P23" style:family="paragraph" style:parent-style-name="Standard">
      <style:paragraph-properties fo:text-align="justify" style:justify-single-word="false"/>
      <style:text-properties officeooo:rsid="002a59a1" officeooo:paragraph-rsid="002bf5ad"/>
    </style:style>
    <style:style style:name="P24" style:family="paragraph" style:parent-style-name="Standard">
      <style:paragraph-properties fo:text-align="justify" style:justify-single-word="false"/>
      <style:text-properties officeooo:paragraph-rsid="002a59a1"/>
    </style:style>
    <style:style style:name="P25" style:family="paragraph" style:parent-style-name="Standard">
      <style:paragraph-properties fo:text-align="justify" style:justify-single-word="false"/>
      <style:text-properties officeooo:rsid="0025ec9b" officeooo:paragraph-rsid="0025ec9b"/>
    </style:style>
    <style:style style:name="P26" style:family="paragraph" style:parent-style-name="Standard">
      <style:paragraph-properties fo:text-align="justify" style:justify-single-word="false"/>
      <style:text-properties officeooo:rsid="001a5569" officeooo:paragraph-rsid="001a5569"/>
    </style:style>
    <style:style style:name="P27" style:family="paragraph" style:parent-style-name="Standard">
      <style:paragraph-properties fo:text-align="justify" style:justify-single-word="false"/>
      <style:text-properties officeooo:rsid="002bf5ad" officeooo:paragraph-rsid="002bf5a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18661b" officeooo:paragraph-rsid="0018661b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1a5569" officeooo:paragraph-rsid="001a5569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2a59a1" officeooo:paragraph-rsid="002a59a1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rsid="0018661b" officeooo:paragraph-rsid="0018661b"/>
    </style:style>
    <style:style style:name="T1" style:family="text">
      <style:text-properties officeooo:rsid="0019449e"/>
    </style:style>
    <style:style style:name="T2" style:family="text">
      <style:text-properties officeooo:rsid="001beaaa"/>
    </style:style>
    <style:style style:name="T3" style:family="text">
      <style:text-properties officeooo:rsid="001c1cdb"/>
    </style:style>
    <style:style style:name="T4" style:family="text">
      <style:text-properties officeooo:rsid="001cd5be"/>
    </style:style>
    <style:style style:name="T5" style:family="text">
      <style:text-properties officeooo:rsid="001d0eb6"/>
    </style:style>
    <style:style style:name="T6" style:family="text">
      <style:text-properties officeooo:rsid="001da785"/>
    </style:style>
    <style:style style:name="T7" style:family="text">
      <style:text-properties officeooo:rsid="001f25a7"/>
    </style:style>
    <style:style style:name="T8" style:family="text">
      <style:text-properties officeooo:rsid="0020132f"/>
    </style:style>
    <style:style style:name="T9" style:family="text">
      <style:text-properties officeooo:rsid="00233872"/>
    </style:style>
    <style:style style:name="T10" style:family="text">
      <style:text-properties officeooo:rsid="0025ec9b"/>
    </style:style>
    <style:style style:name="T11" style:family="text">
      <style:text-properties officeooo:rsid="00263a77"/>
    </style:style>
    <style:style style:name="T12" style:family="text">
      <style:text-properties officeooo:rsid="002a59a1"/>
    </style:style>
    <style:style style:name="T13" style:family="text">
      <style:text-properties officeooo:rsid="002bf5ad"/>
    </style:style>
    <style:style style:name="T14" style:family="text">
      <style:text-properties officeooo:rsid="002db8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– 7</text:p>
      <text:p text:style-name="P1"/>
      <text:p text:style-name="P1"/>
      <text:p text:style-name="P28">Data structures:</text:p>
      <text:p text:style-name="P1"/>
      <text:p text:style-name="P1">1. Client</text:p>
      <text:p text:style-name="P1"><text:s text:c="4"/>int id; <text:s/>// <text:span text:style-name="T14">5-digit unique id</text:span></text:p>
      <text:p text:style-name="P1"><text:s text:c="4"/>int socketfd; // <text:span text:style-name="T14">socket fd of client</text:span></text:p>
      <text:p text:style-name="P1"><text:s text:c="4"/>int grpCount; // <text:span text:style-name="T14">number of groups client has joined</text:span></text:p>
      <text:p text:style-name="P1"><text:s text:c="4"/>int joinedGroups[]; // <text:span text:style-name="T14">group ids of groups that client has joined</text:span></text:p>
      <text:p text:style-name="P2"/>
      <text:p text:style-name="P4">2. Group</text:p>
      <text:p text:style-name="P4"><text:s text:c="4"/>int groupid; // <text:span text:style-name="T14">3-digit unique id</text:span></text:p>
      <text:p text:style-name="P4"><text:s text:c="4"/>int membersid[5]; <text:s text:c="2"/>// members of group</text:p>
      <text:p text:style-name="P4"><text:s text:c="4"/>int tempMembers[4]; // pending member requests</text:p>
      <text:p text:style-name="P4"><text:s text:c="4"/>bool isCreated; <text:s text:c="4"/>// group is active or not</text:p>
      <text:p text:style-name="P4"><text:s text:c="4"/>int grpsize; <text:s text:c="7"/>// no. of members</text:p>
      <text:p text:style-name="P4"><text:s text:c="4"/>int reqSize; <text:s text:c="7"/>// no. of request sent</text:p>
      <text:p text:style-name="P4"><text:s text:c="4"/>int admins[5]; <text:s text:c="5"/>// id of admins</text:p>
      <text:p text:style-name="P4"><text:s text:c="4"/>int adminlen; <text:s text:c="6"/>// no. of admins</text:p>
      <text:p text:style-name="P4"><text:s text:c="4"/>bool isBroadcast; <text:s text:c="2"/>// admin-only or not</text:p>
      <text:p text:style-name="P4"/>
      <text:p text:style-name="P22">3. AdminRequest</text:p>
      <text:p text:style-name="P22"><text:s text:c="4"/>int grpid; // group id</text:p>
      <text:p text:style-name="P22"><text:s text:c="4"/>int posCount; // approvals</text:p>
      <text:p text:style-name="P22"><text:s text:c="4"/>int negCount; // denials</text:p>
      <text:p text:style-name="P22"><text:s text:c="4"/>int totalAdmins; // total number of admins</text:p>
      <text:p text:style-name="P22"><text:s text:c="4"/>int memberid; // requester id</text:p>
      <text:p text:style-name="P22"><text:s text:c="4"/>bool status; // status of admin approval</text:p>
      <text:p text:style-name="P5"/>
      <text:p text:style-name="P29">Execution flow of client:</text:p>
      <text:p text:style-name="P5"/>
      <text:p text:style-name="P5">1. Client will request a connection to client</text:p>
      <text:p text:style-name="P5">2. If connection limit is exceeded then connection will not get established</text:p>
      <text:p text:style-name="P5">3. Else connection will be created</text:p>
      <text:p text:style-name="P5">4. A child process will be forked to handle user input and sending request to server</text:p>
      <text:p text:style-name="P5">5. Parent process will receive the response from server and print it on console</text:p>
      <text:p text:style-name="P5"/>
      <text:p text:style-name="P29">Execution of server:</text:p>
      <text:p text:style-name="P5"/>
      <text:p text:style-name="P5">1. Server will occupy a socket and create a fd_set to store all readfds</text:p>
      <text:p text:style-name="P5">2. In each iteration server will check which sockets are ready for read operation</text:p>
      <text:p text:style-name="P5">3. If current socket is of server then we are ready to handle new client connection request</text:p>
      <text:p text:style-name="P5"><text:tab/>i. Create a new client record and push if to global records using having the unique 5 digit ID. <text:s/>Add client to record using module hashing</text:p>
      <text:p text:style-name="P5"><text:tab/>ii. If client limit is exceeded then send a termination response to client and clear the socket assigned to that client.</text:p>
      <text:p text:style-name="P5">4. <text:span text:style-name="T2">Else read the request from client and call performAction function to handle requests</text:span></text:p>
      <text:p text:style-name="P6">5. There are modules for each feature described below,</text:p>
      <text:p text:style-name="P6"><text:line-break/><text:line-break/></text:p>
      <text:p text:style-name="P6"><text:soft-page-break/>i. /active:</text:p>
      <text:p text:style-name="P6">- iterate over clients array and print all the clients in the array</text:p>
      <text:p text:style-name="P6"/>
      <text:p text:style-name="P6">ii. /<text:span text:style-name="T3">send</text:span></text:p>
      <text:p text:style-name="P6">- <text:span text:style-name="T3">extract clientid and message from request</text:span></text:p>
      <text:p text:style-name="P6">- <text:span text:style-name="T3">find socket of client from records</text:span></text:p>
      <text:p text:style-name="P6">- <text:span text:style-name="T3">send message to that socketfd.</text:span></text:p>
      <text:p text:style-name="P6"/>
      <text:p text:style-name="P7"><text:span text:style-name="T4">i</text:span>ii. /<text:span text:style-name="T4">broadcast</text:span></text:p>
      <text:p text:style-name="P7">- <text:span text:style-name="T4">iterate over all client in records, get their socketfd and send message to them</text:span></text:p>
      <text:p text:style-name="P7"/>
      <text:p text:style-name="P19">iv. /makegroup</text:p>
      <text:p text:style-name="P8">- <text:span text:style-name="T5">extract all clientids from request</text:span></text:p>
      <text:p text:style-name="P8">- <text:span text:style-name="T5">generate a unique id for group</text:span></text:p>
      <text:p text:style-name="P8">- <text:span text:style-name="T5">add members in members array of group</text:span></text:p>
      <text:p text:style-name="P8">- <text:span text:style-name="T5">initlaize default variables of group</text:span></text:p>
      <text:p text:style-name="P8">- <text:span text:style-name="T5">make group as active group</text:span></text:p>
      <text:p text:style-name="P8">- <text:span text:style-name="T5">send message to all group members</text:span></text:p>
      <text:p text:style-name="P8"/>
      <text:p text:style-name="P9">v. /makegroupreq</text:p>
      <text:p text:style-name="P8">- <text:span text:style-name="T5">extract all clientids from request</text:span></text:p>
      <text:p text:style-name="P8">- <text:span text:style-name="T5">generate a unique id for group</text:span></text:p>
      <text:p text:style-name="P8">- <text:span text:style-name="T5">send request to clients to join group</text:span></text:p>
      <text:p text:style-name="P8">- <text:span text:style-name="T5">and store request count and clientids to whom request has been sent</text:span></text:p>
      <text:p text:style-name="P8">- <text:span text:style-name="T5">mark group as inactive for now</text:span></text:p>
      <text:p text:style-name="P8"/>
      <text:p text:style-name="P9">vi. /joingroup</text:p>
      <text:p text:style-name="P9">- <text:span text:style-name="T6">check whether request is sent to this client or not</text:span></text:p>
      <text:p text:style-name="P9">- <text:span text:style-name="T6">if yes then add him to group by checking group limit also</text:span></text:p>
      <text:p text:style-name="P9">- <text:span text:style-name="T6">send a confirmation message</text:span></text:p>
      <text:p text:style-name="P10">- <text:span text:style-name="T6">decrease the request count and remove clientid from pending request array</text:span></text:p>
      <text:p text:style-name="P9"/>
      <text:p text:style-name="P11">vii. /declinergroup</text:p>
      <text:p text:style-name="P10">- <text:span text:style-name="T6">check whether request is sent to this client or not</text:span></text:p>
      <text:p text:style-name="P10">- <text:span text:style-name="T6">decrease the request count and remove clientid from pending request array</text:span></text:p>
      <text:p text:style-name="P10">- <text:span text:style-name="T6">send a confirmation message to admin about decline request</text:span></text:p>
      <text:p text:style-name="P10"/>
      <text:p text:style-name="P11">viii. /<text:span text:style-name="T7">makegroupbroadcast</text:span></text:p>
      <text:p text:style-name="P11">- <text:span text:style-name="T7">enable the toggle variable of group stcructure for broadcast</text:span></text:p>
      <text:p text:style-name="P11"/>
      <text:p text:style-name="P12">ix. /sendgroup</text:p>
      <text:p text:style-name="P12">- <text:span text:style-name="T8">extract message from request</text:span></text:p>
      <text:p text:style-name="P12">- <text:span text:style-name="T8">iterate over clientid and sen message to all using their scokfd</text:span></text:p>
      <text:p text:style-name="P12"/>
      <text:p text:style-name="P13">x. /addadmin</text:p>
      <text:p text:style-name="P13">- check whether groupid and clientid exist or not</text:p>
      <text:p text:style-name="P13">- check whether he is already admin or not</text:p>
      <text:p text:style-name="P13">- check whether caller client is admin or not</text:p>
      <text:p text:style-name="P13">- else add the client to admin array and increment admin count</text:p>
      <text:p text:style-name="P13"/>
      <text:p text:style-name="P13">xi. /addtogroup</text:p>
      <text:p text:style-name="P13">- check whether groupid and clientid exist or not</text:p>
      <text:p text:style-name="P13"><text:soft-page-break/>- check whether caller client is admin or not</text:p>
      <text:p text:style-name="P13">- else add the client to <text:span text:style-name="T9">members</text:span> array and increment <text:span text:style-name="T9">groupsize</text:span></text:p>
      <text:p text:style-name="P13"/>
      <text:p text:style-name="P16">xii. /removefromgroup</text:p>
      <text:p text:style-name="P14">- check whether groupid and clientid exist or not</text:p>
      <text:p text:style-name="P14">- check whether caller client is admin or not</text:p>
      <text:p text:style-name="P14">- else <text:span text:style-name="T10">remove</text:span> the client to <text:span text:style-name="T9">members</text:span> array and <text:span text:style-name="T10">de</text:span>crement <text:span text:style-name="T9">groupsize</text:span></text:p>
      <text:p text:style-name="P14">- <text:span text:style-name="T10">check whether group is empty or not, if yes then deactivate the group</text:span></text:p>
      <text:p text:style-name="P14"/>
      <text:p text:style-name="P16">xiii. \activegroups</text:p>
      <text:p text:style-name="P16">- iterate over all groups and check whether this client is member in it or not</text:p>
      <text:p text:style-name="P16">- if yes then print details of group</text:p>
      <text:p text:style-name="P16"/>
      <text:p text:style-name="P22">xiv: \makeadminreq</text:p>
      <text:p text:style-name="P22">- created a separate structure to store admin requests</text:p>
      <text:p text:style-name="P22">- added grpid, requester id, admin count of that group</text:p>
      <text:p text:style-name="P22">- send approval request to each admin of group</text:p>
      <text:p text:style-name="P22"/>
      <text:p text:style-name="P22">xv: \approveadminreq</text:p>
      <text:p text:style-name="P22">- <text:span text:style-name="T13">extract grpid and clientid from request and check whether the request for admin exist or not</text:span></text:p>
      <text:p text:style-name="P22">- <text:span text:style-name="T13">if yes then increase the poscount by 1</text:span></text:p>
      <text:p text:style-name="P27">- check whether response from all admins have been received or not, if yes then change the status of request according to majority and send message to client about status</text:p>
      <text:p text:style-name="P16"/>
      <text:p text:style-name="P23">xv<text:span text:style-name="T13">i</text:span>: \<text:span text:style-name="T13">decline</text:span>adminreq</text:p>
      <text:p text:style-name="P23">- <text:span text:style-name="T13">extract grpid and clientid from request and check whether the request for admin exist or not</text:span></text:p>
      <text:p text:style-name="P23">- <text:span text:style-name="T13">if yes then increase the negcount by 1</text:span></text:p>
      <text:p text:style-name="P27">- check whether response from all admins have been received or not, if yes then change the status of request according to majority and send message to client about status</text:p>
      <text:p text:style-name="P27"/>
      <text:p text:style-name="P17">/quit</text:p>
      <text:p text:style-name="P17">- remove client from clients array</text:p>
      <text:p text:style-name="P17">- remove client from all groups he is part of</text:p>
      <text:p text:style-name="P15">- <text:span text:style-name="T10">check whether group is empty or not, if yes then deactivate the group</text:span></text:p>
      <text:p text:style-name="P15">- <text:span text:style-name="T11">remove it from master fd_set</text:span></text:p>
      <text:p text:style-name="P14"/>
      <text:p text:style-name="P30">** Ctrl+C &amp; Ctrl+Z handler in client: **</text:p>
      <text:p text:style-name="P24"><text:span text:style-name="T12">- redirected the handler function to user-defined function which sends \quit command to server instead of killing process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3-03-17T15:32:42.369771040</meta:creation-date>
    <dc:date>2023-03-19T16:09:20.057078726</dc:date>
    <meta:editing-duration>PT1H8M40S</meta:editing-duration>
    <meta:editing-cycles>20</meta:editing-cycles>
    <meta:generator>LibreOffice/6.3.2.2$Linux_X86_64 LibreOffice_project/30$Build-2</meta:generator>
    <meta:document-statistic meta:table-count="0" meta:image-count="0" meta:object-count="0" meta:page-count="3" meta:paragraph-count="110" meta:word-count="910" meta:character-count="5168" meta:non-whitespace-character-count="4251"/>
  </office:meta>
</office:document-meta>
</file>